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6" style:family="paragraph" style:parent-style-name="Standard">
      <style:paragraph-properties fo:text-align="justify" style:justify-single-word="false"/>
      <style:text-properties fo:font-size="9pt" fo:font-style="italic" style:font-size-asian="9pt" style:font-style-asian="italic" style:font-size-complex="9pt"/>
    </style:style>
    <style:style style:name="P7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9" style:family="paragraph" style:parent-style-name="Preformatted_20_Text">
      <style:paragraph-properties fo:text-align="justify" style:justify-single-word="false"/>
    </style:style>
    <style:style style:name="P10" style:family="paragraph" style:parent-style-name="Preformatted_20_Text" style:list-style-name="WW8Num4">
      <style:paragraph-properties fo:text-align="justify" style:justify-single-word="false"/>
    </style:style>
    <style:style style:name="P11" style:family="paragraph" style:parent-style-name="Preformatted_20_Text">
      <style:paragraph-properties fo:text-align="justify" style:justify-single-word="false"/>
      <style:text-properties officeooo:rsid="000d2cf2" officeooo:paragraph-rsid="000d2cf2"/>
    </style:style>
    <style:style style:name="P12" style:family="paragraph" style:parent-style-name="Standard" style:list-style-name="WW8Num4">
      <style:paragraph-properties fo:text-align="justify" style:justify-single-word="false"/>
    </style:style>
    <style:style style:name="T1" style:family="text">
      <style:text-properties fo:font-style="italic" style:font-style-asian="italic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style="italic" style:font-size-asian="8pt" style:font-style-asian="italic" style:font-size-complex="8pt"/>
    </style:style>
    <style:style style:name="T4" style:family="text">
      <style:text-properties fo:font-size="11pt" fo:language="es" fo:country="ES" style:font-size-asian="11pt" style:font-size-complex="11pt"/>
    </style:style>
    <style:style style:name="T5" style:family="text">
      <style:text-properties fo:font-size="11pt" fo:language="es" fo:country="ES" officeooo:rsid="000c553e" style:font-size-asian="11pt" style:font-size-complex="11pt"/>
    </style:style>
    <style:style style:name="T6" style:family="text">
      <style:text-properties officeooo:rsid="000c553e"/>
    </style:style>
    <style:style style:name="T7" style:family="text">
      <style:text-properties officeooo:rsid="000d2855"/>
    </style:style>
    <style:style style:name="T8" style:family="text">
      <style:text-properties officeooo:rsid="000dea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 BOLETÍN PL/SQL</text:p>
      <text:p text:style-name="Preformatted_20_Text"/>
      <text:p text:style-name="Preformatted_20_Text"/>
      <text:p text:style-name="Preformatted_20_Text">1. Hacer un procedimiento que muestre el nombre y el salario del empleado cuyo código es 7<text:span text:style-name="T8">7</text:span>82</text:p>
      <text:p text:style-name="Preformatted_20_Text"/>
      <text:p text:style-name="Preformatted_20_Text">2. Hacer un procedimiento que reciba como parámetro un código de empleado y devuelva su nombre</text:p>
      <text:p text:style-name="Preformatted_20_Text"/>
      <text:p text:style-name="Preformatted_20_Text">3. Hacer un procedimiento que devuelva los nombres de los tres empleados más antiguos</text:p>
      <text:p text:style-name="Preformatted_20_Text"/>
      <text:p text:style-name="Preformatted_20_Text">4. Hacer un procedimiento que reciba el nombre de un tablespace y muestre los nombres de los usuarios que lo tienen como tablespace por defecto <text:span text:style-name="T6">(Vista DBA_USERS)</text:span></text:p>
      <text:p text:style-name="Preformatted_20_Text"/>
      <text:p text:style-name="Preformatted_20_Text">5. Modificar el procedimiento anterior para que haga lo mismo pero devolviendo el número de usuarios que tienen ese tablespace como tablespace por defecto. Nota: Hay que convertir el procedimiento en función</text:p>
      <text:p text:style-name="Preformatted_20_Text"/>
      <text:p text:style-name="P2">6. Hacer un procedimiento llamado mostrar_usuarios_por_tablespace que muestre por pantalla un listado de los tablespaces existentes con la lista de usuarios de cada uno y el número de los mismos, así: <text:span text:style-name="T6">(Vistas DBA_TABLESPACES y DBA_USERS)</text:span></text:p>
      <text:p text:style-name="Preformatted_20_Text"/>
      <text:p text:style-name="Preformatted_20_Text">Tablespace xxxx:</text:p>
      <text:p text:style-name="Preformatted_20_Text"/>
      <text:p text:style-name="Preformatted_20_Text"><text:tab/>Usr1</text:p>
      <text:p text:style-name="Preformatted_20_Text"><text:tab/>Usr2</text:p>
      <text:p text:style-name="Preformatted_20_Text"><text:tab/>...</text:p>
      <text:p text:style-name="Preformatted_20_Text"/>
      <text:p text:style-name="Preformatted_20_Text">Total Usuarios Tablespace xxxx: n1</text:p>
      <text:p text:style-name="Preformatted_20_Text"/>
      <text:p text:style-name="Preformatted_20_Text">Tablespace yyyy:</text:p>
      <text:p text:style-name="Preformatted_20_Text"/>
      <text:p text:style-name="Preformatted_20_Text"><text:tab/>Usr1</text:p>
      <text:p text:style-name="Preformatted_20_Text"><text:tab/>Usr2</text:p>
      <text:p text:style-name="Preformatted_20_Text"><text:tab/>...</text:p>
      <text:p text:style-name="Preformatted_20_Text"/>
      <text:p text:style-name="Preformatted_20_Text">Total Usuarios Tablespace yyyy: n2</text:p>
      <text:p text:style-name="Preformatted_20_Text">....</text:p>
      <text:p text:style-name="Preformatted_20_Text">Total Usuarios BD: nn</text:p>
      <text:p text:style-name="Preformatted_20_Text"/>
      <text:p text:style-name="Preformatted_20_Text">7. Hacer un procedimiento llamado mostrar_codigo_fuente <text:s/>que reciba el nombre de otro procedimiento y muestre su código fuente. <text:span text:style-name="T7">(DBA_SOURCE)</text:span></text:p>
      <text:p text:style-name="Preformatted_20_Text"/>
      <text:p text:style-name="Preformatted_20_Text">8. Hacer un procedimiento llamado mostrar_privilegios_usuario que reciba el nombre de un usuario y muestre sus privilegios de sistema y sus privilegios sobre objetos. <text:span text:style-name="T6">(DBA_SYS_PRIVS y DBA_TAB_PRIVS)</text:span></text:p>
      <text:p text:style-name="Preformatted_20_Text"/>
      <text:p text:style-name="Preformatted_20_Text">9. Realiza un procedimiento llamado <text:span text:style-name="T1">listar_comisiones</text:span> que nos muestre por pantalla un listado de las comisiones de los empleados agrupados según la localidad donde está ubicado su departamento con el siguiente formato:</text:p>
      <text:p text:style-name="P3"/>
      <text:p text:style-name="P4"><text:span text:style-name="T2">Localidad </text:span><text:span text:style-name="T3">NombreLocalidad</text:span></text:p>
      <text:p text:style-name="P5"><text:tab/></text:p>
      <text:p text:style-name="P8"><text:span text:style-name="T2">Departamento: </text:span><text:span text:style-name="T3">NombreDepartamento</text:span></text:p>
      <text:p text:style-name="P5"/>
      <text:p text:style-name="P5"><text:tab/><text:tab/>Empleado1 ……. Comisión 1</text:p>
      <text:p text:style-name="P5"><text:tab/><text:tab/>Empleado2 ……. Comisión 2</text:p>
      <text:p text:style-name="P5"><text:tab/><text:tab/>.<text:tab/></text:p>
      <text:p text:style-name="P5"><text:tab/><text:tab/>.</text:p>
      <text:p text:style-name="P5"><text:tab/><text:tab/>.</text:p>
      <text:p text:style-name="P5"><text:tab/><text:tab/>Empleadon ……. Comision n</text:p>
      <text:p text:style-name="P5"/>
      <text:p text:style-name="P4"><text:span text:style-name="T2"><text:tab/>Total Comisiones en el Departamento </text:span><text:span text:style-name="T3">NombreDepartamento: SumaComisiones</text:span></text:p>
      <text:p text:style-name="P5"/>
      <text:p text:style-name="P4"><text:span text:style-name="T2"><text:tab/>Departamento: </text:span><text:span text:style-name="T3">NombreDepartamento</text:span></text:p>
      <text:p text:style-name="P5"/>
      <text:p text:style-name="P5"><text:tab/><text:tab/>Empleado1 ……. Comisión 1</text:p>
      <text:p text:style-name="P5"><text:tab/><text:tab/>Empleado2 ……. Comisión 2</text:p>
      <text:p text:style-name="P5"><text:tab/><text:tab/>.<text:tab/></text:p>
      <text:p text:style-name="P5"><text:tab/><text:tab/>.<text:tab/><text:tab/>.</text:p>
      <text:p text:style-name="P5"><text:tab/><text:tab/>Empleadon ……. Comision n</text:p>
      <text:p text:style-name="P5"><text:soft-page-break/></text:p>
      <text:p text:style-name="P4"><text:span text:style-name="T2"><text:tab/>Total Comisiones en el Departamento </text:span><text:span text:style-name="T3">NombreDepartamento: SumaComisiones</text:span></text:p>
      <text:p text:style-name="P5"><text:tab/>.<text:tab/></text:p>
      <text:p text:style-name="P5"><text:tab/>.</text:p>
      <text:p text:style-name="P4"><text:span text:style-name="T2">Total Comisiones en la Localidad </text:span><text:span text:style-name="T3">NombreLocalidad: SumaComisionesLocalidad</text:span></text:p>
      <text:p text:style-name="P5"/>
      <text:p text:style-name="P4"><text:span text:style-name="T2">Localidad </text:span><text:span text:style-name="T3">NombreLocalidad</text:span></text:p>
      <text:p text:style-name="P5">.</text:p>
      <text:p text:style-name="P5">.</text:p>
      <text:p text:style-name="P5"/>
      <text:p text:style-name="P4"><text:span text:style-name="T2">Total Comisiones en la Empresa: </text:span><text:span text:style-name="T3">TotalComisiones</text:span></text:p>
      <text:p text:style-name="P6"/>
      <text:p text:style-name="P4">Nota: Los nombres de localidades, departamentos y empleados deben aparecer por orden alfabético.</text:p>
      <text:p text:style-name="P7"/>
      <text:p text:style-name="P4">Si alguno de los departamentos no tiene ningún empleado con comisiones, aparecerá un mensaje informando de ello en lugar de la lista de empleados.</text:p>
      <text:p text:style-name="P4"/>
      <text:p text:style-name="P4">El procedimiento debe gestionar adecuadamente las siguientes excepciones:</text:p>
      <text:p text:style-name="P4"/>
      <text:list xml:id="list2425811270" text:style-name="WW8Num4">
        <text:list-item>
          <text:p text:style-name="P12">La tabla Empleados está vacía.</text:p>
        </text:list-item>
        <text:list-item>
          <text:p text:style-name="P10">Alguna comisión es mayor que 10000.</text:p>
        </text:list-item>
      </text:list>
      <text:p text:style-name="P2"/>
      <text:p text:style-name="P2">10. <text:span text:style-name="T4">Realiza un procedimiento que reciba el nombre de una tabla y muestre los nombres de las restricciones que tiene, a qué columna afectan y en qué consisten exactamente. </text:span><text:span text:style-name="T5">(DBA_TABLES, DBA_CONSTRAINTS, DBA_CONS_COLUMNS)</text:span></text:p>
      <text:p text:style-name="P2"><text:span text:style-name="T5"/></text:p>
      <text:p text:style-name="P11"><text:span text:style-name="T5">1</text:span><text:span text:style-name="T4">1. Realiza al menos dos de los ejercicios anteriores en Postgres usando PL/pgSQ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erif1" fo:font-family="'Liberation Serif'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4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11-16T09:22:28.161840408</dc:date>
    <meta:editing-cycles>6</meta:editing-cycles>
    <meta:editing-duration>PT1H7M8S</meta:editing-duration>
    <meta:document-statistic meta:table-count="0" meta:image-count="0" meta:object-count="0" meta:page-count="2" meta:paragraph-count="53" meta:word-count="419" meta:character-count="2852" meta:non-whitespace-character-count="2448"/>
    <meta:user-defined meta:name="Información 1"/>
    <meta:user-defined meta:name="Información 2"/>
    <meta:user-defined meta:name="Información 3"/>
    <meta:user-defined meta:name="Información 4"/>
  </office:meta>
</office:document-meta>
</file>